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43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961in" svg:y="3.3335in">
            <draw:object draw:notify-on-update-of-ranges="Sheet1.A1:Sheet1.A16 Sheet1.C1:Sheet1.C16 Sheet1.J1:Sheet1.J17 Sheet1.D1:Sheet1.D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43252" calcext:value-type="float">
            <text:p>0.00143252</text:p>
          </table:table-cell>
          <table:table-cell office:value-type="float" office:value="0.00296159" calcext:value-type="float">
            <text:p>0.00296159</text:p>
          </table:table-cell>
          <table:table-cell office:value-type="float" office:value="0.00315307" calcext:value-type="float">
            <text:p>0.00315307</text:p>
          </table:table-cell>
          <table:table-cell office:value-type="float" office:value="0.00658106" calcext:value-type="float">
            <text:p>0.00658106</text:p>
          </table:table-cell>
          <table:table-cell office:value-type="float" office:value="0.00626864" calcext:value-type="float">
            <text:p>0.006268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65" calcext:value-type="float">
            <text:p>0.065</text:p>
          </table:table-cell>
          <table:table-cell office:value-type="float" office:value="24.1" calcext:value-type="float">
            <text:p>24.1</text:p>
          </table:table-cell>
          <table:table-cell table:style-name="ce1" office:value-type="time" office:time-value="PT08H30M00S" calcext:value-type="time">
            <text:p>08:30:00 AM</text:p>
          </table:table-cell>
          <table:table-cell office:value-type="string" calcext:value-type="string">
            <text:p>Run 2 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656297" calcext:value-type="float">
            <text:p>0.00656297</text:p>
          </table:table-cell>
          <table:table-cell office:value-type="float" office:value="0.00444183" calcext:value-type="float">
            <text:p>0.00444183</text:p>
          </table:table-cell>
          <table:table-cell office:value-type="float" office:value="0.00658523" calcext:value-type="float">
            <text:p>0.00658523</text:p>
          </table:table-cell>
          <table:table-cell office:value-type="float" office:value="0.0123216" calcext:value-type="float">
            <text:p>0.0123216</text:p>
          </table:table-cell>
          <table:table-cell office:value-type="float" office:value="0.0126207" calcext:value-type="float">
            <text:p>0.0126207</text:p>
          </table:table-cell>
          <table:table-cell office:value-type="float" office:value="65.1" calcext:value-type="float">
            <text:p>65.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65" calcext:value-type="float">
            <text:p>0.165</text:p>
          </table:table-cell>
          <table:table-cell office:value-type="float" office:value="23.74" calcext:value-type="float">
            <text:p>23.7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940558" calcext:value-type="float">
            <text:p>0.00940558</text:p>
          </table:table-cell>
          <table:table-cell office:value-type="float" office:value="0.00720605" calcext:value-type="float">
            <text:p>0.00720605</text:p>
          </table:table-cell>
          <table:table-cell office:value-type="float" office:value="0.0106987" calcext:value-type="float">
            <text:p>0.0106987</text:p>
          </table:table-cell>
          <table:table-cell office:value-type="float" office:value="0.0136578" calcext:value-type="float">
            <text:p>0.0136578</text:p>
          </table:table-cell>
          <table:table-cell office:value-type="float" office:value="0.0146378" calcext:value-type="float">
            <text:p>0.0146378</text:p>
          </table:table-cell>
          <table:table-cell office:value-type="float" office:value="65.2" calcext:value-type="float">
            <text:p>65.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65" calcext:value-type="float">
            <text:p>0.265</text:p>
          </table:table-cell>
          <table:table-cell office:value-type="float" office:value="23.67" calcext:value-type="float">
            <text:p>23.67</text:p>
          </table:table-cell>
          <table:table-cell table:number-columns-repeated="2"/>
          <table:table-cell office:value-type="float" office:value="23.48" calcext:value-type="float">
            <text:p>23.48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25734" calcext:value-type="float">
            <text:p>0.0125734</text:p>
          </table:table-cell>
          <table:table-cell office:value-type="float" office:value="0.0124641" calcext:value-type="float">
            <text:p>0.0124641</text:p>
          </table:table-cell>
          <table:table-cell office:value-type="float" office:value="0.0129793" calcext:value-type="float">
            <text:p>0.0129793</text:p>
          </table:table-cell>
          <table:table-cell office:value-type="float" office:value="0.016154" calcext:value-type="float">
            <text:p>0.016154</text:p>
          </table:table-cell>
          <table:table-cell office:value-type="float" office:value="0.0167057" calcext:value-type="float">
            <text:p>0.0167057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65" calcext:value-type="float">
            <text:p>0.365</text:p>
          </table:table-cell>
          <table:table-cell office:value-type="float" office:value="23.3" calcext:value-type="float">
            <text:p>23.3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5966" calcext:value-type="float">
            <text:p>0.0145966</text:p>
          </table:table-cell>
          <table:table-cell office:value-type="float" office:value="0.0136333" calcext:value-type="float">
            <text:p>0.0136333</text:p>
          </table:table-cell>
          <table:table-cell office:value-type="float" office:value="0.0156842" calcext:value-type="float">
            <text:p>0.0156842</text:p>
          </table:table-cell>
          <table:table-cell office:value-type="float" office:value="0.0180355" calcext:value-type="float">
            <text:p>0.0180355</text:p>
          </table:table-cell>
          <table:table-cell office:value-type="float" office:value="0.0192932" calcext:value-type="float">
            <text:p>0.0192932</text:p>
          </table:table-cell>
          <table:table-cell office:value-type="float" office:value="65.4" calcext:value-type="float">
            <text:p>65.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65" calcext:value-type="float">
            <text:p>0.465</text:p>
          </table:table-cell>
          <table:table-cell office:value-type="float" office:value="23.15" calcext:value-type="float">
            <text:p>23.1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66235" calcext:value-type="float">
            <text:p>0.0166235</text:p>
          </table:table-cell>
          <table:table-cell office:value-type="float" office:value="0.0161643" calcext:value-type="float">
            <text:p>0.0161643</text:p>
          </table:table-cell>
          <table:table-cell office:value-type="float" office:value="0.0177546" calcext:value-type="float">
            <text:p>0.0177546</text:p>
          </table:table-cell>
          <table:table-cell office:value-type="float" office:value="0.0205075" calcext:value-type="float">
            <text:p>0.0205075</text:p>
          </table:table-cell>
          <table:table-cell office:value-type="float" office:value="0.0208101" calcext:value-type="float">
            <text:p>0.0208101</text:p>
          </table:table-cell>
          <table:table-cell office:value-type="float" office:value="65.5" calcext:value-type="float">
            <text:p>65.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65" calcext:value-type="float">
            <text:p>0.565</text:p>
          </table:table-cell>
          <table:table-cell office:value-type="float" office:value="23.07" calcext:value-type="float">
            <text:p>23.0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92672" calcext:value-type="float">
            <text:p>0.0192672</text:p>
          </table:table-cell>
          <table:table-cell office:value-type="float" office:value="0.0179892" calcext:value-type="float">
            <text:p>0.0179892</text:p>
          </table:table-cell>
          <table:table-cell office:value-type="float" office:value="0.0204099" calcext:value-type="float">
            <text:p>0.0204099</text:p>
          </table:table-cell>
          <table:table-cell office:value-type="float" office:value="0.0212356" calcext:value-type="float">
            <text:p>0.0212356</text:p>
          </table:table-cell>
          <table:table-cell office:value-type="float" office:value="0.0217483" calcext:value-type="float">
            <text:p>0.0217483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665" calcext:value-type="float">
            <text:p>0.665</text:p>
          </table:table-cell>
          <table:table-cell office:value-type="float" office:value="22.97" calcext:value-type="float">
            <text:p>22.97</text:p>
          </table:table-cell>
          <table:table-cell table:style-name="ce1" office:value-type="time" office:time-value="PT09H30M00S" calcext:value-type="time">
            <text:p>09:30:00 AM</text:p>
          </table:table-cell>
          <table:table-cell office:value-type="string" calcext:value-type="string">
            <text:p>Run 3</text:p>
          </table:table-cell>
          <table:table-cell/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209822" calcext:value-type="float">
            <text:p>0.0209822</text:p>
          </table:table-cell>
          <table:table-cell office:value-type="float" office:value="0.0200164" calcext:value-type="float">
            <text:p>0.0200164</text:p>
          </table:table-cell>
          <table:table-cell office:value-type="float" office:value="0.0212578" calcext:value-type="float">
            <text:p>0.0212578</text:p>
          </table:table-cell>
          <table:table-cell office:value-type="float" office:value="0.0227143" calcext:value-type="float">
            <text:p>0.0227143</text:p>
          </table:table-cell>
          <table:table-cell office:value-type="float" office:value="0.0241203" calcext:value-type="float">
            <text:p>0.0241203</text:p>
          </table:table-cell>
          <table:table-cell office:value-type="float" office:value="65.7" calcext:value-type="float">
            <text:p>65.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65" calcext:value-type="float">
            <text:p>0.765</text:p>
          </table:table-cell>
          <table:table-cell office:value-type="float" office:value="22.89" calcext:value-type="float">
            <text:p>22.8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221194" calcext:value-type="float">
            <text:p>0.0221194</text:p>
          </table:table-cell>
          <table:table-cell office:value-type="float" office:value="0.0209318" calcext:value-type="float">
            <text:p>0.0209318</text:p>
          </table:table-cell>
          <table:table-cell office:value-type="float" office:value="0.0238147" calcext:value-type="float">
            <text:p>0.0238147</text:p>
          </table:table-cell>
          <table:table-cell office:value-type="float" office:value="0.0248766" calcext:value-type="float">
            <text:p>0.0248766</text:p>
          </table:table-cell>
          <table:table-cell office:value-type="float" office:value="0.0252253" calcext:value-type="float">
            <text:p>0.0252253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65" calcext:value-type="float">
            <text:p>0.865</text:p>
          </table:table-cell>
          <table:table-cell office:value-type="float" office:value="22.81" calcext:value-type="float">
            <text:p>22.8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45599" calcext:value-type="float">
            <text:p>0.0245599</text:p>
          </table:table-cell>
          <table:table-cell office:value-type="float" office:value="0.0221079" calcext:value-type="float">
            <text:p>0.0221079</text:p>
          </table:table-cell>
          <table:table-cell office:value-type="float" office:value="0.0248688" calcext:value-type="float">
            <text:p>0.0248688</text:p>
          </table:table-cell>
          <table:table-cell office:value-type="float" office:value="0.0264196" calcext:value-type="float">
            <text:p>0.0264196</text:p>
          </table:table-cell>
          <table:table-cell office:value-type="float" office:value="0.0297" calcext:value-type="float">
            <text:p>0.0297</text:p>
          </table:table-cell>
          <table:table-cell office:value-type="float" office:value="65.8999999999999" calcext:value-type="float">
            <text:p>65.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65" calcext:value-type="float">
            <text:p>0.965</text:p>
          </table:table-cell>
          <table:table-cell office:value-type="float" office:value="22.77" calcext:value-type="float">
            <text:p>22.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4412" calcext:value-type="float">
            <text:p>0.02441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31" calcext:value-type="float">
            <text:p>0.031</text:p>
          </table:table-cell>
          <table:table-cell office:value-type="float" office:value="65.9999999999999" calcext:value-type="float">
            <text:p>6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065" calcext:value-type="float">
            <text:p>1.065</text:p>
          </table:table-cell>
          <table:table-cell office:value-type="float" office:value="22.68" calcext:value-type="float">
            <text:p>22.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23" calcext:value-type="float">
            <text:p>0.0323</text:p>
          </table:table-cell>
          <table:table-cell office:value-type="float" office:value="66.0999999999999" calcext:value-type="float">
            <text:p>66.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165" calcext:value-type="float">
            <text:p>1.165</text:p>
          </table:table-cell>
          <table:table-cell office:value-type="float" office:value="22.54" calcext:value-type="float">
            <text:p>22.54</text:p>
          </table:table-cell>
          <table:table-cell table:style-name="ce1" office:value-type="time" office:time-value="PT09H45M00S" calcext:value-type="time">
            <text:p>09:45:00 AM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54" calcext:value-type="float">
            <text:p>0.0354</text:p>
          </table:table-cell>
          <table:table-cell office:value-type="float" office:value="66.1999999999999" calcext:value-type="float">
            <text:p>66.2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22.44" calcext:value-type="float">
            <text:p>22.44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71" calcext:value-type="float">
            <text:p>0.0371</text:p>
          </table:table-cell>
          <table:table-cell office:value-type="float" office:value="66.2999999999999" calcext:value-type="float">
            <text:p>66.3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.365" calcext:value-type="float">
            <text:p>1.365</text:p>
          </table:table-cell>
          <table:table-cell office:value-type="float" office:value="22.23" calcext:value-type="float">
            <text:p>22.23</text:p>
          </table:table-cell>
          <table:table-cell table:number-columns-repeated="2"/>
          <table:table-cell office:value-type="float" office:value="22.37" calcext:value-type="float">
            <text:p>22.3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45553" calcext:value-type="float">
            <text:p>0.0345553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421" calcext:value-type="float">
            <text:p>0.0421</text:p>
          </table:table-cell>
          <table:table-cell office:value-type="float" office:value="66.3999999999999" calcext:value-type="float">
            <text:p>66.4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.465" calcext:value-type="float">
            <text:p>1.465</text:p>
          </table:table-cell>
          <table:table-cell office:value-type="float" office:value="22.13" calcext:value-type="float">
            <text:p>22.13</text:p>
          </table:table-cell>
          <table:table-cell table:style-name="ce1" office:value-type="time" office:time-value="PT09H50M00S" calcext:value-type="time">
            <text:p>09:50:00 AM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31" calcext:value-type="float">
            <text:p>0.0431</text:p>
          </table:table-cell>
          <table:table-cell office:value-type="float" office:value="66.5" calcext:value-type="float">
            <text:p>66.5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.565" calcext:value-type="float">
            <text:p>1.565</text:p>
          </table:table-cell>
          <table:table-cell office:value-type="float" office:value="21.89" calcext:value-type="float">
            <text:p>21.89</text:p>
          </table:table-cell>
          <table:table-cell table:style-name="ce1" office:value-type="time" office:time-value="PT10H00M00S" calcext:value-type="time">
            <text:p>10:0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1.67" calcext:value-type="float">
            <text:p>21.67</text:p>
          </table:table-cell>
          <table:table-cell table:style-name="ce1" office:value-type="time" office:time-value="PT10H10M00S" calcext:value-type="time">
            <text:p>10:1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1.5" calcext:value-type="float">
            <text:p>21.5</text:p>
          </table:table-cell>
          <table:table-cell table:style-name="ce1" office:value-type="time" office:time-value="PT10H15M00S" calcext:value-type="time">
            <text:p>10:15:00 AM</text:p>
          </table:table-cell>
          <table:table-cell office:value-type="string" calcext:value-type="string">
            <text:p>Run 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1.45" calcext:value-type="float">
            <text:p>21.4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39" calcext:value-type="float">
            <text:p>21.3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32" calcext:value-type="float">
            <text:p>21.3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06" calcext:value-type="float">
            <text:p>21.0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99" calcext:value-type="float">
            <text:p>20.9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88" calcext:value-type="float">
            <text:p>20.8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82" calcext:value-type="float">
            <text:p>20.82</text:p>
          </table:table-cell>
          <table:table-cell table:style-name="ce1" office:value-type="time" office:time-value="PT10H40M00S" calcext:value-type="time">
            <text:p>10:40:00 AM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20.68" calcext:value-type="float">
            <text:p>20.6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62" calcext:value-type="float">
            <text:p>20.6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38" calcext:value-type="float">
            <text:p>20.38</text:p>
          </table:table-cell>
          <table:table-cell table:style-name="ce1" office:value-type="time" office:time-value="PT10H50M00S" calcext:value-type="time">
            <text:p>10:5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0.2" calcext:value-type="float">
            <text:p>20.2</text:p>
          </table:table-cell>
          <table:table-cell/>
          <table:table-cell office:value-type="string" calcext:value-type="string">
            <text:p>run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.98" calcext:value-type="float">
            <text:p>19.98</text:p>
          </table:table-cell>
          <table:table-cell table:style-name="ce1" office:value-type="time" office:time-value="PT11H10M00S" calcext:value-type="time">
            <text:p>11:1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59" calcext:value-type="float">
            <text:p>19.59</text:p>
          </table:table-cell>
          <table:table-cell table:style-name="ce1" office:value-type="time" office:time-value="PT11H25M00S" calcext:value-type="time">
            <text:p>11:2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53" calcext:value-type="float">
            <text:p>19.5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.41" calcext:value-type="float">
            <text:p>19.41</text:p>
          </table:table-cell>
          <table:table-cell table:style-name="ce1" office:value-type="time" office:time-value="PT11H35M00S" calcext:value-type="time">
            <text:p>11:3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3" calcext:value-type="float">
            <text:p>19.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.23" calcext:value-type="float">
            <text:p>19.23</text:p>
          </table:table-cell>
          <table:table-cell table:style-name="ce1" office:value-type="time" office:time-value="PT11H45M00S" calcext:value-type="time">
            <text:p>11:4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07" calcext:value-type="float">
            <text:p>19.0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9" calcext:value-type="float">
            <text:p>18.9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5" calcext:value-type="float">
            <text:p>18.9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1" calcext:value-type="float">
            <text:p>18.9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85" calcext:value-type="float">
            <text:p>18.85</text:p>
          </table:table-cell>
          <table:table-cell table:style-name="ce1" office:value-type="time" office:time-value="PT12H10M00S" calcext:value-type="time">
            <text:p>12:10:00 P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8.84" calcext:value-type="float">
            <text:p>18.8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88" calcext:value-type="float">
            <text:p>18.88</text:p>
          </table:table-cell>
          <table:table-cell table:style-name="ce1" office:value-type="time" office:time-value="PT12H30M00S" calcext:value-type="time">
            <text:p>12:30:00 PM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2" office:value-type="string" calcext:value-type="string" table:number-columns-spanned="5" table:number-rows-spanned="1">
            <text:p>VUV3, 28.7°C</text:p>
          </table:table-cell>
          <table:covered-table-cell table:style-name="ce2"/>
          <table:covered-table-cell table:number-columns-repeated="2"/>
          <table:covered-table-cell table:style-name="Default"/>
          <table:table-cell/>
          <table:table-cell table:style-name="ce2" office:value-type="string" calcext:value-type="string" table:number-columns-spanned="5" table:number-rows-spanned="1">
            <text:p>VUV3,0°C</text:p>
          </table:table-cell>
          <table:covered-table-cell table:style-name="ce2"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table:style-name="Default"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00296198" calcext:value-type="float">
            <text:p>2.96E-003</text:p>
          </table:table-cell>
          <table:table-cell office:value-type="float" office:value="51.5" calcext:value-type="float">
            <text:p>51.5</text:p>
          </table:table-cell>
          <table:table-cell office:value-type="float" office:value="0.00100746" calcext:value-type="float">
            <text:p>0.0010074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ce3" office:value-type="float" office:value="0.0135914" calcext:value-type="float">
            <text:p>1.36E-002</text:p>
          </table:table-cell>
          <table:table-cell office:value-type="float" office:value="51.5" calcext:value-type="float">
            <text:p>5.15E+001</text:p>
          </table:table-cell>
          <table:table-cell office:value-type="float" office:value="0.000518543" calcext:value-type="float">
            <text:p>0.000518543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3" office:value-type="float" office:value="0.00601705" calcext:value-type="float">
            <text:p>6.02E-003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.000481022" calcext:value-type="float">
            <text:p>4.81E-00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5" calcext:value-type="float">
            <text:p>1015</text:p>
          </table:table-cell>
          <table:table-cell table:style-name="ce3" office:value-type="float" office:value="0.0166258" calcext:value-type="float">
            <text:p>1.66E-002</text:p>
          </table:table-cell>
          <table:table-cell office:value-type="float" office:value="52" calcext:value-type="float">
            <text:p>5.20E+001</text:p>
          </table:table-cell>
          <table:table-cell office:value-type="float" office:value="0.000534815" calcext:value-type="float">
            <text:p>0.000534815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3" office:value-type="float" office:value="0.00973661" calcext:value-type="float">
            <text:p>9.74E-003</text:p>
          </table:table-cell>
          <table:table-cell office:value-type="float" office:value="52.5" calcext:value-type="float">
            <text:p>52.5</text:p>
          </table:table-cell>
          <table:table-cell table:style-name="ce3" office:value-type="float" office:value="0.00059402" calcext:value-type="float">
            <text:p>5.94E-00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6" calcext:value-type="float">
            <text:p>1016</text:p>
          </table:table-cell>
          <table:table-cell table:style-name="ce3" office:value-type="float" office:value="0.0204315" calcext:value-type="float">
            <text:p>2.04E-002</text:p>
          </table:table-cell>
          <table:table-cell office:value-type="float" office:value="52.5" calcext:value-type="float">
            <text:p>5.25E+001</text:p>
          </table:table-cell>
          <table:table-cell office:value-type="float" office:value="0.000564982" calcext:value-type="float">
            <text:p>0.000564982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3" office:value-type="float" office:value="0.0131582" calcext:value-type="float">
            <text:p>1.32E-002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0.000629637" calcext:value-type="float">
            <text:p>6.30E-00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ce3" office:value-type="float" office:value="0.0239985" calcext:value-type="float">
            <text:p>2.40E-002</text:p>
          </table:table-cell>
          <table:table-cell office:value-type="float" office:value="53" calcext:value-type="float">
            <text:p>5.30E+001</text:p>
          </table:table-cell>
          <table:table-cell office:value-type="float" office:value="0.000591857" calcext:value-type="float">
            <text:p>0.000591857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168871" calcext:value-type="float">
            <text:p>0.0168871</text:p>
          </table:table-cell>
          <table:table-cell office:value-type="float" office:value="53.5" calcext:value-type="float">
            <text:p>53.5</text:p>
          </table:table-cell>
          <table:table-cell office:value-type="float" office:value="0.000785961" calcext:value-type="float">
            <text:p>0.00078596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ce3" office:value-type="float" office:value="0.0277801" calcext:value-type="float">
            <text:p>2.78E-002</text:p>
          </table:table-cell>
          <table:table-cell office:value-type="float" office:value="53.5" calcext:value-type="float">
            <text:p>5.35E+001</text:p>
          </table:table-cell>
          <table:table-cell office:value-type="float" office:value="0.000693151" calcext:value-type="float">
            <text:p>0.00069315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208439" calcext:value-type="float">
            <text:p>0.0208439</text:p>
          </table:table-cell>
          <table:table-cell office:value-type="float" office:value="54" calcext:value-type="float">
            <text:p>54</text:p>
          </table:table-cell>
          <table:table-cell office:value-type="float" office:value="0.000864596" calcext:value-type="float">
            <text:p>0.0008645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9" calcext:value-type="float">
            <text:p>1019</text:p>
          </table:table-cell>
          <table:table-cell table:style-name="ce3" office:value-type="float" office:value="0.0315023" calcext:value-type="float">
            <text:p>3.15E-002</text:p>
          </table:table-cell>
          <table:table-cell office:value-type="float" office:value="54" calcext:value-type="float">
            <text:p>5.40E+001</text:p>
          </table:table-cell>
          <table:table-cell office:value-type="float" office:value="0.000713625" calcext:value-type="float">
            <text:p>0.000713625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242997" calcext:value-type="float">
            <text:p>0.0242997</text:p>
          </table:table-cell>
          <table:table-cell office:value-type="float" office:value="54.5" calcext:value-type="float">
            <text:p>54.5</text:p>
          </table:table-cell>
          <table:table-cell office:value-type="float" office:value="0.00121415" calcext:value-type="float">
            <text:p>0.0012141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ce3" office:value-type="float" office:value="0.0353905" calcext:value-type="float">
            <text:p>3.54E-002</text:p>
          </table:table-cell>
          <table:table-cell office:value-type="float" office:value="54.5" calcext:value-type="float">
            <text:p>5.45E+001</text:p>
          </table:table-cell>
          <table:table-cell office:value-type="float" office:value="0.000750229" calcext:value-type="float">
            <text:p>0.000750229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282727" calcext:value-type="float">
            <text:p>0.0282727</text:p>
          </table:table-cell>
          <table:table-cell office:value-type="float" office:value="55" calcext:value-type="float">
            <text:p>55</text:p>
          </table:table-cell>
          <table:table-cell office:value-type="float" office:value="0.00122708" calcext:value-type="float">
            <text:p>0.0012270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ce3" office:value-type="float" office:value="0.0393188" calcext:value-type="float">
            <text:p>3.93E-002</text:p>
          </table:table-cell>
          <table:table-cell office:value-type="float" office:value="55" calcext:value-type="float">
            <text:p>5.50E+001</text:p>
          </table:table-cell>
          <table:table-cell office:value-type="float" office:value="0.000888195" calcext:value-type="float">
            <text:p>0.000888195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318961" calcext:value-type="float">
            <text:p>0.0318961</text:p>
          </table:table-cell>
          <table:table-cell office:value-type="float" office:value="55.5" calcext:value-type="float">
            <text:p>55.5</text:p>
          </table:table-cell>
          <table:table-cell office:value-type="float" office:value="0.00109079" calcext:value-type="float">
            <text:p>0.0010907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22" calcext:value-type="float">
            <text:p>1022</text:p>
          </table:table-cell>
          <table:table-cell table:style-name="ce3" office:value-type="float" office:value="0.043402" calcext:value-type="float">
            <text:p>4.34E-002</text:p>
          </table:table-cell>
          <table:table-cell office:value-type="float" office:value="55.5" calcext:value-type="float">
            <text:p>5.55E+001</text:p>
          </table:table-cell>
          <table:table-cell office:value-type="float" office:value="0.000986773" calcext:value-type="float">
            <text:p>0.000986773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360149" calcext:value-type="float">
            <text:p>0.0360149</text:p>
          </table:table-cell>
          <table:table-cell office:value-type="float" office:value="56" calcext:value-type="float">
            <text:p>56</text:p>
          </table:table-cell>
          <table:table-cell office:value-type="float" office:value="0.00106854" calcext:value-type="float">
            <text:p>0.001068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394256" calcext:value-type="float">
            <text:p>0.0394256</text:p>
          </table:table-cell>
          <table:table-cell office:value-type="float" office:value="56.5" calcext:value-type="float">
            <text:p>56.5</text:p>
          </table:table-cell>
          <table:table-cell office:value-type="float" office:value="0.00252718" calcext:value-type="float">
            <text:p>0.002527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 table:number-columns-spanned="5" table:number-rows-spanned="1">
            <text:p>VUV3,-20°C</text:p>
          </table:table-cell>
          <table:covered-table-cell table:style-name="ce2"/>
          <table:covered-table-cell table:number-columns-repeated="2"/>
          <table:covered-table-cell table:style-name="Default"/>
          <table:table-cell/>
          <table:table-cell table:style-name="ce2" office:value-type="string" calcext:value-type="string" table:number-columns-spanned="5" table:number-rows-spanned="1">
            <text:p>VUV3,-40°C</text:p>
          </table:table-cell>
          <table:covered-table-cell table:style-name="ce2"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table:style-name="Default"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3" office:value-type="float" office:value="0.00357749" calcext:value-type="float">
            <text:p>3.58E-003</text:p>
          </table:table-cell>
          <table:table-cell table:style-name="ce3" office:value-type="float" office:value="49.1" calcext:value-type="float">
            <text:p>4.91E+001</text:p>
          </table:table-cell>
          <table:table-cell office:value-type="float" office:value="0.000439575" calcext:value-type="float">
            <text:p>0.000439575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38" calcext:value-type="float">
            <text:p>1038</text:p>
          </table:table-cell>
          <table:table-cell table:style-name="ce3" office:value-type="float" office:value="0.00305193" calcext:value-type="float">
            <text:p>3.05E-003</text:p>
          </table:table-cell>
          <table:table-cell office:value-type="float" office:value="48" calcext:value-type="float">
            <text:p>4.80E+001</text:p>
          </table:table-cell>
          <table:table-cell office:value-type="float" office:value="0.000414474" calcext:value-type="float">
            <text:p>0.000414474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" office:value-type="float" office:value="0.00717047" calcext:value-type="float">
            <text:p>7.17E-003</text:p>
          </table:table-cell>
          <table:table-cell table:style-name="ce3" office:value-type="float" office:value="49.6" calcext:value-type="float">
            <text:p>4.96E+001</text:p>
          </table:table-cell>
          <table:table-cell office:value-type="float" office:value="0.000464888" calcext:value-type="float">
            <text:p>0.00046488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39" calcext:value-type="float">
            <text:p>1039</text:p>
          </table:table-cell>
          <table:table-cell table:style-name="ce3" office:value-type="float" office:value="0.00658663" calcext:value-type="float">
            <text:p>6.59E-003</text:p>
          </table:table-cell>
          <table:table-cell office:value-type="float" office:value="48.5" calcext:value-type="float">
            <text:p>4.85E+001</text:p>
          </table:table-cell>
          <table:table-cell office:value-type="float" office:value="0.00042333" calcext:value-type="float">
            <text:p>0.00042333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3" office:value-type="float" office:value="0.0108129" calcext:value-type="float">
            <text:p>1.08E-002</text:p>
          </table:table-cell>
          <table:table-cell table:style-name="ce3" office:value-type="float" office:value="50.1" calcext:value-type="float">
            <text:p>5.01E+001</text:p>
          </table:table-cell>
          <table:table-cell office:value-type="float" office:value="0.000461746" calcext:value-type="float">
            <text:p>0.000461746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0" calcext:value-type="float">
            <text:p>1040</text:p>
          </table:table-cell>
          <table:table-cell table:style-name="ce3" office:value-type="float" office:value="0.010681" calcext:value-type="float">
            <text:p>1.07E-002</text:p>
          </table:table-cell>
          <table:table-cell office:value-type="float" office:value="49" calcext:value-type="float">
            <text:p>4.90E+001</text:p>
          </table:table-cell>
          <table:table-cell office:value-type="float" office:value="0.00040087" calcext:value-type="float">
            <text:p>0.00040087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3" office:value-type="float" office:value="0.014192" calcext:value-type="float">
            <text:p>1.42E-002</text:p>
          </table:table-cell>
          <table:table-cell table:style-name="ce3" office:value-type="float" office:value="50.6" calcext:value-type="float">
            <text:p>5.06E+001</text:p>
          </table:table-cell>
          <table:table-cell office:value-type="float" office:value="0.000499408" calcext:value-type="float">
            <text:p>0.00049940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1" calcext:value-type="float">
            <text:p>1041</text:p>
          </table:table-cell>
          <table:table-cell table:style-name="ce3" office:value-type="float" office:value="0.0137053" calcext:value-type="float">
            <text:p>1.37E-002</text:p>
          </table:table-cell>
          <table:table-cell office:value-type="float" office:value="49.5" calcext:value-type="float">
            <text:p>4.95E+001</text:p>
          </table:table-cell>
          <table:table-cell office:value-type="float" office:value="0.00041366" calcext:value-type="float">
            <text:p>0.00041366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3" office:value-type="float" office:value="0.0178401" calcext:value-type="float">
            <text:p>1.78E-002</text:p>
          </table:table-cell>
          <table:table-cell table:style-name="ce3" office:value-type="float" office:value="51.1" calcext:value-type="float">
            <text:p>5.11E+001</text:p>
          </table:table-cell>
          <table:table-cell office:value-type="float" office:value="0.000559671" calcext:value-type="float">
            <text:p>0.000559671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2" calcext:value-type="float">
            <text:p>1042</text:p>
          </table:table-cell>
          <table:table-cell table:style-name="ce3" office:value-type="float" office:value="0.0174426" calcext:value-type="float">
            <text:p>1.74E-002</text:p>
          </table:table-cell>
          <table:table-cell office:value-type="float" office:value="50" calcext:value-type="float">
            <text:p>5.00E+001</text:p>
          </table:table-cell>
          <table:table-cell office:value-type="float" office:value="0.000463923" calcext:value-type="float">
            <text:p>0.000463923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3" office:value-type="float" office:value="0.0217672" calcext:value-type="float">
            <text:p>2.18E-002</text:p>
          </table:table-cell>
          <table:table-cell table:style-name="ce3" office:value-type="float" office:value="51.6" calcext:value-type="float">
            <text:p>5.16E+001</text:p>
          </table:table-cell>
          <table:table-cell office:value-type="float" office:value="0.000525284" calcext:value-type="float">
            <text:p>0.000525284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0.0212979" calcext:value-type="float">
            <text:p>0.0212979</text:p>
          </table:table-cell>
          <table:table-cell office:value-type="float" office:value="50.5" calcext:value-type="float">
            <text:p>5.05E+001</text:p>
          </table:table-cell>
          <table:table-cell office:value-type="float" office:value="0.000531922" calcext:value-type="float">
            <text:p>0.000531922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3" office:value-type="float" office:value="0.0256709" calcext:value-type="float">
            <text:p>2.57E-002</text:p>
          </table:table-cell>
          <table:table-cell table:style-name="ce3" office:value-type="float" office:value="52.1" calcext:value-type="float">
            <text:p>5.21E+001</text:p>
          </table:table-cell>
          <table:table-cell office:value-type="float" office:value="0.000595647" calcext:value-type="float">
            <text:p>0.000595647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0.0252692" calcext:value-type="float">
            <text:p>0.0252692</text:p>
          </table:table-cell>
          <table:table-cell office:value-type="float" office:value="51" calcext:value-type="float">
            <text:p>5.10E+001</text:p>
          </table:table-cell>
          <table:table-cell office:value-type="float" office:value="0.000489309" calcext:value-type="float">
            <text:p>0.000489309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3" office:value-type="float" office:value="0.0290747" calcext:value-type="float">
            <text:p>2.91E-002</text:p>
          </table:table-cell>
          <table:table-cell table:style-name="ce3" office:value-type="float" office:value="52.6" calcext:value-type="float">
            <text:p>5.26E+001</text:p>
          </table:table-cell>
          <table:table-cell office:value-type="float" office:value="0.000617504" calcext:value-type="float">
            <text:p>0.000617504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0.0287685" calcext:value-type="float">
            <text:p>0.0287685</text:p>
          </table:table-cell>
          <table:table-cell office:value-type="float" office:value="51.5" calcext:value-type="float">
            <text:p>5.15E+001</text:p>
          </table:table-cell>
          <table:table-cell office:value-type="float" office:value="0.00062921" calcext:value-type="float">
            <text:p>0.00062921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3" office:value-type="float" office:value="0.0328865" calcext:value-type="float">
            <text:p>3.29E-002</text:p>
          </table:table-cell>
          <table:table-cell table:style-name="ce3" office:value-type="float" office:value="53.1" calcext:value-type="float">
            <text:p>5.31E+001</text:p>
          </table:table-cell>
          <table:table-cell office:value-type="float" office:value="0.000726348" calcext:value-type="float">
            <text:p>0.00072634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0.0325149" calcext:value-type="float">
            <text:p>0.0325149</text:p>
          </table:table-cell>
          <table:table-cell office:value-type="float" office:value="52" calcext:value-type="float">
            <text:p>5.20E+001</text:p>
          </table:table-cell>
          <table:table-cell office:value-type="float" office:value="0.000612317" calcext:value-type="float">
            <text:p>0.000612317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366162" calcext:value-type="float">
            <text:p>0.0366162</text:p>
          </table:table-cell>
          <table:table-cell table:style-name="ce3" office:value-type="float" office:value="53.6" calcext:value-type="float">
            <text:p>5.36E+001</text:p>
          </table:table-cell>
          <table:table-cell office:value-type="float" office:value="0.00074273" calcext:value-type="float">
            <text:p>0.00074273</text:p>
          </table:table-cell>
          <table:table-cell office:value-type="float" office:value="0" calcext:value-type="float">
            <text:p>0.00E+000</text:p>
          </table:table-cell>
          <table:table-cell table:number-columns-repeated="6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410236" calcext:value-type="float">
            <text:p>0.0410236</text:p>
          </table:table-cell>
          <table:table-cell table:style-name="ce3" office:value-type="float" office:value="54.1" calcext:value-type="float">
            <text:p>5.41E+001</text:p>
          </table:table-cell>
          <table:table-cell office:value-type="float" office:value="0.000943932" calcext:value-type="float">
            <text:p>0.000943932</text:p>
          </table:table-cell>
          <table:table-cell office:value-type="float" office:value="0" calcext:value-type="float">
            <text:p>0.00E+000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 table:number-columns-spanned="5" table:number-rows-spanned="1">
            <text:p>VUV3,-60°C</text:p>
          </table:table-cell>
          <table:covered-table-cell table:style-name="ce2"/>
          <table:covered-table-cell table:number-columns-repeated="2"/>
          <table:covered-table-cell table:style-name="Default"/>
          <table:table-cell/>
          <table:table-cell table:style-name="ce2" office:value-type="string" calcext:value-type="string" table:number-columns-spanned="5" table:number-rows-spanned="1">
            <text:p>VUV3,-80°C</text:p>
          </table:table-cell>
          <table:covered-table-cell table:style-name="ce2"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table:style-name="Default"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0342231" calcext:value-type="float">
            <text:p>0.00342231</text:p>
          </table:table-cell>
          <table:table-cell office:value-type="float" office:value="47.1" calcext:value-type="float">
            <text:p>47.1</text:p>
          </table:table-cell>
          <table:table-cell office:value-type="float" office:value="0.000382724" calcext:value-type="float">
            <text:p>0.000382724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0.00429355" calcext:value-type="float">
            <text:p>0.00429355</text:p>
          </table:table-cell>
          <table:table-cell office:value-type="float" office:value="46.3" calcext:value-type="float">
            <text:p>4.63E+001</text:p>
          </table:table-cell>
          <table:table-cell office:value-type="float" office:value="0.000370592" calcext:value-type="float">
            <text:p>0.000370592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0725733" calcext:value-type="float">
            <text:p>0.00725733</text:p>
          </table:table-cell>
          <table:table-cell office:value-type="float" office:value="47.6" calcext:value-type="float">
            <text:p>47.6</text:p>
          </table:table-cell>
          <table:table-cell office:value-type="float" office:value="0.00044898" calcext:value-type="float">
            <text:p>0.0004489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0.00807351" calcext:value-type="float">
            <text:p>0.00807351</text:p>
          </table:table-cell>
          <table:table-cell office:value-type="float" office:value="46.8" calcext:value-type="float">
            <text:p>4.68E+001</text:p>
          </table:table-cell>
          <table:table-cell office:value-type="float" office:value="0.000408024" calcext:value-type="float">
            <text:p>0.000408024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109548" calcext:value-type="float">
            <text:p>0.0109548</text:p>
          </table:table-cell>
          <table:table-cell office:value-type="float" office:value="48.1" calcext:value-type="float">
            <text:p>48.1</text:p>
          </table:table-cell>
          <table:table-cell office:value-type="float" office:value="0.000496307" calcext:value-type="float">
            <text:p>0.000496307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0.0117648" calcext:value-type="float">
            <text:p>0.0117648</text:p>
          </table:table-cell>
          <table:table-cell office:value-type="float" office:value="47.3" calcext:value-type="float">
            <text:p>4.73E+001</text:p>
          </table:table-cell>
          <table:table-cell office:value-type="float" office:value="0.00041137" calcext:value-type="float">
            <text:p>0.00041137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43022" calcext:value-type="float">
            <text:p>0.0143022</text:p>
          </table:table-cell>
          <table:table-cell office:value-type="float" office:value="48.6" calcext:value-type="float">
            <text:p>48.6</text:p>
          </table:table-cell>
          <table:table-cell office:value-type="float" office:value="0.000450548" calcext:value-type="float">
            <text:p>0.00045054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0.0152193" calcext:value-type="float">
            <text:p>0.0152193</text:p>
          </table:table-cell>
          <table:table-cell office:value-type="float" office:value="47.8" calcext:value-type="float">
            <text:p>4.78E+001</text:p>
          </table:table-cell>
          <table:table-cell office:value-type="float" office:value="0.000458129" calcext:value-type="float">
            <text:p>0.000458129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181772" calcext:value-type="float">
            <text:p>0.0181772</text:p>
          </table:table-cell>
          <table:table-cell office:value-type="float" office:value="49.1" calcext:value-type="float">
            <text:p>49.1</text:p>
          </table:table-cell>
          <table:table-cell office:value-type="float" office:value="0.000476221" calcext:value-type="float">
            <text:p>0.000476221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0.0189339" calcext:value-type="float">
            <text:p>0.0189339</text:p>
          </table:table-cell>
          <table:table-cell office:value-type="float" office:value="48.3" calcext:value-type="float">
            <text:p>4.83E+001</text:p>
          </table:table-cell>
          <table:table-cell office:value-type="float" office:value="0.000463285" calcext:value-type="float">
            <text:p>0.000463285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220245" calcext:value-type="float">
            <text:p>0.0220245</text:p>
          </table:table-cell>
          <table:table-cell office:value-type="float" office:value="49.6" calcext:value-type="float">
            <text:p>49.6</text:p>
          </table:table-cell>
          <table:table-cell office:value-type="float" office:value="0.000502529" calcext:value-type="float">
            <text:p>0.000502529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0.0228491" calcext:value-type="float">
            <text:p>0.0228491</text:p>
          </table:table-cell>
          <table:table-cell office:value-type="float" office:value="48.8" calcext:value-type="float">
            <text:p>4.88E+001</text:p>
          </table:table-cell>
          <table:table-cell office:value-type="float" office:value="0.00043317" calcext:value-type="float">
            <text:p>0.00043317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260803" calcext:value-type="float">
            <text:p>0.0260803</text:p>
          </table:table-cell>
          <table:table-cell office:value-type="float" office:value="50.1" calcext:value-type="float">
            <text:p>50.1</text:p>
          </table:table-cell>
          <table:table-cell office:value-type="float" office:value="0.000643992" calcext:value-type="float">
            <text:p>0.000643992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0.0268824" calcext:value-type="float">
            <text:p>0.0268824</text:p>
          </table:table-cell>
          <table:table-cell office:value-type="float" office:value="49.3" calcext:value-type="float">
            <text:p>4.93E+001</text:p>
          </table:table-cell>
          <table:table-cell office:value-type="float" office:value="0.000582104" calcext:value-type="float">
            <text:p>0.000582104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294567" calcext:value-type="float">
            <text:p>0.0294567</text:p>
          </table:table-cell>
          <table:table-cell office:value-type="float" office:value="50.6" calcext:value-type="float">
            <text:p>50.6</text:p>
          </table:table-cell>
          <table:table-cell office:value-type="float" office:value="0.000612087" calcext:value-type="float">
            <text:p>0.000612087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0.0302067" calcext:value-type="float">
            <text:p>0.0302067</text:p>
          </table:table-cell>
          <table:table-cell office:value-type="float" office:value="49.8" calcext:value-type="float">
            <text:p>4.98E+001</text:p>
          </table:table-cell>
          <table:table-cell office:value-type="float" office:value="0.000612844" calcext:value-type="float">
            <text:p>0.000612844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330158" calcext:value-type="float">
            <text:p>0.0330158</text:p>
          </table:table-cell>
          <table:table-cell office:value-type="float" office:value="51.1" calcext:value-type="float">
            <text:p>51.1</text:p>
          </table:table-cell>
          <table:table-cell office:value-type="float" office:value="0.00061543" calcext:value-type="float">
            <text:p>0.00061543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0.033994" calcext:value-type="float">
            <text:p>0.033994</text:p>
          </table:table-cell>
          <table:table-cell office:value-type="float" office:value="50.3" calcext:value-type="float">
            <text:p>5.03E+001</text:p>
          </table:table-cell>
          <table:table-cell office:value-type="float" office:value="0.000673975" calcext:value-type="float">
            <text:p>0.000673975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6"/>
          <table:table-cell office:value-type="float" office:value="1065" calcext:value-type="float">
            <text:p>1065</text:p>
          </table:table-cell>
          <table:table-cell office:value-type="float" office:value="0.0380421" calcext:value-type="float">
            <text:p>0.0380421</text:p>
          </table:table-cell>
          <table:table-cell office:value-type="float" office:value="50.8" calcext:value-type="float">
            <text:p>5.08E+001</text:p>
          </table:table-cell>
          <table:table-cell office:value-type="float" office:value="0.00061947" calcext:value-type="float">
            <text:p>0.00061947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>
          <table:table-cell table:number-columns-repeated="6"/>
          <table:table-cell office:value-type="float" office:value="1066" calcext:value-type="float">
            <text:p>1066</text:p>
          </table:table-cell>
          <table:table-cell office:value-type="float" office:value="0.0425528" calcext:value-type="float">
            <text:p>0.0425528</text:p>
          </table:table-cell>
          <table:table-cell office:value-type="float" office:value="51.3" calcext:value-type="float">
            <text:p>5.13E+001</text:p>
          </table:table-cell>
          <table:table-cell office:value-type="float" office:value="0.000948458" calcext:value-type="float">
            <text:p>0.000948458</text:p>
          </table:table-cell>
          <table:table-cell office:value-type="float" office:value="0" calcext:value-type="float">
            <text:p>0.00E+00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VUV3,-90°C</text:p>
          </table:table-cell>
          <table:covered-table-cell table:style-name="ce2"/>
          <table:covered-table-cell table:number-columns-repeated="2"/>
          <table:covered-table-cell table:style-name="Default"/>
          <table:table-cell/>
          <table:table-cell table:style-name="ce2" office:value-type="string" calcext:value-type="string" table:number-columns-spanned="5" table:number-rows-spanned="1">
            <text:p>VUV3,-100°C</text:p>
          </table:table-cell>
          <table:covered-table-cell table:style-name="ce2"/>
          <table:covered-table-cell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table:style-name="Default"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0376006" calcext:value-type="float">
            <text:p>0.00376006</text:p>
          </table:table-cell>
          <table:table-cell office:value-type="float" office:value="45.8" calcext:value-type="float">
            <text:p>45.8</text:p>
          </table:table-cell>
          <table:table-cell office:value-type="float" office:value="0.000363685" calcext:value-type="float">
            <text:p>0.000363685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0.0342946" calcext:value-type="float">
            <text:p>0.0342946</text:p>
          </table:table-cell>
          <table:table-cell table:style-name="Default" office:value-type="float" office:value="46.5" calcext:value-type="float">
            <text:p>46.5</text:p>
          </table:table-cell>
          <table:table-cell office:value-type="float" office:value="0.000609627" calcext:value-type="float">
            <text:p>0.00060962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0777113" calcext:value-type="float">
            <text:p>0.00777113</text:p>
          </table:table-cell>
          <table:table-cell office:value-type="float" office:value="46.3" calcext:value-type="float">
            <text:p>46.3</text:p>
          </table:table-cell>
          <table:table-cell office:value-type="float" office:value="0.000506861" calcext:value-type="float">
            <text:p>0.000506861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0.0384951" calcext:value-type="float">
            <text:p>0.0384951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0.000665115" calcext:value-type="float">
            <text:p>0.00066511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112966" calcext:value-type="float">
            <text:p>0.0112966</text:p>
          </table:table-cell>
          <table:table-cell office:value-type="float" office:value="46.8" calcext:value-type="float">
            <text:p>46.8</text:p>
          </table:table-cell>
          <table:table-cell office:value-type="float" office:value="0.000438431" calcext:value-type="float">
            <text:p>0.000438431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0.0423475" calcext:value-type="float">
            <text:p>0.0423475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float" office:value="0.000660117" calcext:value-type="float">
            <text:p>0.00066011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194304" calcext:value-type="float">
            <text:p>0.0194304</text:p>
          </table:table-cell>
          <table:table-cell office:value-type="float" office:value="47.3" calcext:value-type="float">
            <text:p>47.3</text:p>
          </table:table-cell>
          <table:table-cell office:value-type="float" office:value="0.00559168" calcext:value-type="float">
            <text:p>0.0055916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0.0470293" calcext:value-type="float">
            <text:p>0.0470293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0.000855977" calcext:value-type="float">
            <text:p>0.00085597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184293" calcext:value-type="float">
            <text:p>0.0184293</text:p>
          </table:table-cell>
          <table:table-cell office:value-type="float" office:value="47.8" calcext:value-type="float">
            <text:p>47.8</text:p>
          </table:table-cell>
          <table:table-cell office:value-type="float" office:value="0.000524712" calcext:value-type="float">
            <text:p>0.000524712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0.050476" calcext:value-type="float">
            <text:p>0.050476</text:p>
          </table:table-cell>
          <table:table-cell table:style-name="Default" office:value-type="float" office:value="48.5" calcext:value-type="float">
            <text:p>48.5</text:p>
          </table:table-cell>
          <table:table-cell office:value-type="float" office:value="0.000633404" calcext:value-type="float">
            <text:p>0.00063340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222116" calcext:value-type="float">
            <text:p>0.0222116</text:p>
          </table:table-cell>
          <table:table-cell office:value-type="float" office:value="48.3" calcext:value-type="float">
            <text:p>48.3</text:p>
          </table:table-cell>
          <table:table-cell office:value-type="float" office:value="0.000542918" calcext:value-type="float">
            <text:p>0.00054291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0.0549228" calcext:value-type="float">
            <text:p>0.0549228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0.00144022" calcext:value-type="float">
            <text:p>0.0014402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261315" calcext:value-type="float">
            <text:p>0.0261315</text:p>
          </table:table-cell>
          <table:table-cell office:value-type="float" office:value="48.8" calcext:value-type="float">
            <text:p>48.8</text:p>
          </table:table-cell>
          <table:table-cell office:value-type="float" office:value="0.000708359" calcext:value-type="float">
            <text:p>0.000708359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0.0588959" calcext:value-type="float">
            <text:p>0.0588959</text:p>
          </table:table-cell>
          <table:table-cell table:style-name="Default" office:value-type="float" office:value="49.5" calcext:value-type="float">
            <text:p>49.5</text:p>
          </table:table-cell>
          <table:table-cell office:value-type="float" office:value="0.000897659" calcext:value-type="float">
            <text:p>0.00089765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297298" calcext:value-type="float">
            <text:p>0.0297298</text:p>
          </table:table-cell>
          <table:table-cell office:value-type="float" office:value="49.3" calcext:value-type="float">
            <text:p>49.3</text:p>
          </table:table-cell>
          <table:table-cell office:value-type="float" office:value="0.00062429" calcext:value-type="float">
            <text:p>0.00062429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0.0621504" calcext:value-type="float">
            <text:p>0.0621504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00109005" calcext:value-type="float">
            <text:p>0.001090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335635" calcext:value-type="float">
            <text:p>0.0335635</text:p>
          </table:table-cell>
          <table:table-cell office:value-type="float" office:value="49.8" calcext:value-type="float">
            <text:p>49.8</text:p>
          </table:table-cell>
          <table:table-cell office:value-type="float" office:value="0.000580227" calcext:value-type="float">
            <text:p>0.000580227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0.0668427" calcext:value-type="float">
            <text:p>0.0668427</text:p>
          </table:table-cell>
          <table:table-cell table:style-name="Default" office:value-type="float" office:value="50.5" calcext:value-type="float">
            <text:p>50.5</text:p>
          </table:table-cell>
          <table:table-cell office:value-type="float" office:value="0.000948131" calcext:value-type="float">
            <text:p>0.00094813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374557" calcext:value-type="float">
            <text:p>0.0374557</text:p>
          </table:table-cell>
          <table:table-cell office:value-type="float" office:value="50.3" calcext:value-type="float">
            <text:p>50.3</text:p>
          </table:table-cell>
          <table:table-cell office:value-type="float" office:value="0.000704026" calcext:value-type="float">
            <text:p>0.000704026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ce3" office:value-type="float" office:value="0.0710693" calcext:value-type="float">
            <text:p>7.11E-002</text:p>
          </table:table-cell>
          <table:table-cell table:style-name="Default" office:value-type="float" office:value="51" calcext:value-type="float">
            <text:p>51</text:p>
          </table:table-cell>
          <table:table-cell table:style-name="ce3" office:value-type="float" office:value="0.00190118" calcext:value-type="float">
            <text:p>1.90E-00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1089" calcext:value-type="float">
            <text:p>1089</text:p>
          </table:table-cell>
          <table:table-cell office:value-type="float" office:value="0.0748863" calcext:value-type="float">
            <text:p>0.0748863</text:p>
          </table:table-cell>
          <table:table-cell table:style-name="Default" office:value-type="float" office:value="51.5" calcext:value-type="float">
            <text:p>51.5</text:p>
          </table:table-cell>
          <table:table-cell office:value-type="float" office:value="0.00176057" calcext:value-type="float">
            <text:p>0.0017605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 table:number-columns-spanned="5" table:number-rows-spanned="1">
            <text:p>VUV3,-110°C</text:p>
          </table:table-cell>
          <table:covered-table-cell table:style-name="ce2"/>
          <table:covered-table-cell table:number-columns-repeated="2"/>
          <table:covered-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3" office:value-type="float" office:value="0.0293984" calcext:value-type="float">
            <text:p>2.94E-002</text:p>
          </table:table-cell>
          <table:table-cell office:value-type="float" office:value="48.5" calcext:value-type="float">
            <text:p>48.5</text:p>
          </table:table-cell>
          <table:table-cell office:value-type="float" office:value="0.000595388" calcext:value-type="float">
            <text:p>0.000595388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335134" calcext:value-type="float">
            <text:p>0.0335134</text:p>
          </table:table-cell>
          <table:table-cell office:value-type="float" office:value="49" calcext:value-type="float">
            <text:p>49</text:p>
          </table:table-cell>
          <table:table-cell office:value-type="float" office:value="0.000635067" calcext:value-type="float">
            <text:p>0.000635067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373563" calcext:value-type="float">
            <text:p>0.0373563</text:p>
          </table:table-cell>
          <table:table-cell office:value-type="float" office:value="49.5" calcext:value-type="float">
            <text:p>49.5</text:p>
          </table:table-cell>
          <table:table-cell office:value-type="float" office:value="0.000715777" calcext:value-type="float">
            <text:p>0.000715777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412225" calcext:value-type="float">
            <text:p>0.0412225</text:p>
          </table:table-cell>
          <table:table-cell office:value-type="float" office:value="50" calcext:value-type="float">
            <text:p>50</text:p>
          </table:table-cell>
          <table:table-cell office:value-type="float" office:value="0.000629866" calcext:value-type="float">
            <text:p>0.000629866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452757" calcext:value-type="float">
            <text:p>0.0452757</text:p>
          </table:table-cell>
          <table:table-cell office:value-type="float" office:value="50.5" calcext:value-type="float">
            <text:p>50.5</text:p>
          </table:table-cell>
          <table:table-cell office:value-type="float" office:value="0.000792846" calcext:value-type="float">
            <text:p>0.000792846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501518" calcext:value-type="float">
            <text:p>0.0501518</text:p>
          </table:table-cell>
          <table:table-cell office:value-type="float" office:value="51" calcext:value-type="float">
            <text:p>51</text:p>
          </table:table-cell>
          <table:table-cell office:value-type="float" office:value="0.00141447" calcext:value-type="float">
            <text:p>0.00141447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537853" calcext:value-type="float">
            <text:p>0.0537853</text:p>
          </table:table-cell>
          <table:table-cell office:value-type="float" office:value="51.5" calcext:value-type="float">
            <text:p>51.5</text:p>
          </table:table-cell>
          <table:table-cell office:value-type="float" office:value="0.00114197" calcext:value-type="float">
            <text:p>0.00114197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3" office:value-type="float" office:value="0.0574518" calcext:value-type="float">
            <text:p>5.75E-002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.00122511" calcext:value-type="float">
            <text:p>1.23E-003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61298" calcext:value-type="float">
            <text:p>0.061298</text:p>
          </table:table-cell>
          <table:table-cell office:value-type="float" office:value="52.5" calcext:value-type="float">
            <text:p>52.5</text:p>
          </table:table-cell>
          <table:table-cell office:value-type="float" office:value="0.00132668" calcext:value-type="float">
            <text:p>0.00132668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65269" calcext:value-type="float">
            <text:p>0.065269</text:p>
          </table:table-cell>
          <table:table-cell office:value-type="float" office:value="53" calcext:value-type="float">
            <text:p>53</text:p>
          </table:table-cell>
          <table:table-cell office:value-type="float" office:value="0.00103391" calcext:value-type="float">
            <text:p>0.00103391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702038" calcext:value-type="float">
            <text:p>0.0702038</text:p>
          </table:table-cell>
          <table:table-cell office:value-type="float" office:value="53.5" calcext:value-type="float">
            <text:p>53.5</text:p>
          </table:table-cell>
          <table:table-cell office:value-type="float" office:value="0.00299424" calcext:value-type="float">
            <text:p>0.00299424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MEG, 26°C</text:p>
          </table:table-cell>
          <table:covered-table-cell table:style-name="ce2"/>
          <table:covered-table-cell table:number-columns-repeated="2"/>
          <table:covered-table-cell table:style-name="Default"/>
          <table:table-cell/>
          <table:table-cell table:style-name="ce2" office:value-type="string" calcext:value-type="string" table:number-columns-spanned="5" table:number-rows-spanned="1">
            <text:p>VUV3,0°C</text:p>
          </table:table-cell>
          <table:covered-table-cell table:style-name="ce2"/>
          <table:covered-table-cell table:style-name="Default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table:style-name="Default"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3" office:value-type="float" office:value="0.00434513" calcext:value-type="float">
            <text:p>4.35E-00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0.00089454" calcext:value-type="float">
            <text:p>8.95E-00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ce3" office:value-type="float" office:value="14" calcext:value-type="float">
            <text:p>1.40E+001</text:p>
          </table:table-cell>
          <table:table-cell office:value-type="float" office:value="51.5" calcext:value-type="float">
            <text:p>5.15E+00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.00E+000</text:p>
          </table:table-cell>
          <table:table-cell office:value-type="float" office:value="-2.23614" calcext:value-type="float">
            <text:p>-2.2361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3" office:value-type="float" office:value="0.00663034" calcext:value-type="float">
            <text:p>6.63E-003</text:p>
          </table:table-cell>
          <table:table-cell office:value-type="float" office:value="65.4" calcext:value-type="float">
            <text:p>65.4</text:p>
          </table:table-cell>
          <table:table-cell table:style-name="ce3" office:value-type="float" office:value="0.00150267" calcext:value-type="float">
            <text:p>1.50E-0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5" calcext:value-type="float">
            <text:p>1015</text:p>
          </table:table-cell>
          <table:table-cell table:style-name="ce3" office:value-type="float" office:value="0" calcext:value-type="float">
            <text:p>0.00E+000</text:p>
          </table:table-cell>
          <table:table-cell office:value-type="float" office:value="52" calcext:value-type="float">
            <text:p>5.20E+00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3" office:value-type="float" office:value="0.00859842" calcext:value-type="float">
            <text:p>8.60E-003</text:p>
          </table:table-cell>
          <table:table-cell office:value-type="float" office:value="65.8" calcext:value-type="float">
            <text:p>65.8</text:p>
          </table:table-cell>
          <table:table-cell office:value-type="float" office:value="0.000981966" calcext:value-type="float">
            <text:p>0.0009819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6" calcext:value-type="float">
            <text:p>1016</text:p>
          </table:table-cell>
          <table:table-cell table:style-name="ce3" office:value-type="float" office:value="0" calcext:value-type="float">
            <text:p>0.00E+000</text:p>
          </table:table-cell>
          <table:table-cell office:value-type="float" office:value="52.5" calcext:value-type="float">
            <text:p>5.25E+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3" office:value-type="float" office:value="0.00758895" calcext:value-type="float">
            <text:p>7.59E-003</text:p>
          </table:table-cell>
          <table:table-cell office:value-type="float" office:value="66.2" calcext:value-type="float">
            <text:p>66.2</text:p>
          </table:table-cell>
          <table:table-cell office:value-type="float" office:value="0.000882452" calcext:value-type="float">
            <text:p>0.00088245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ce3" office:value-type="float" office:value="0" calcext:value-type="float">
            <text:p>0.00E+000</text:p>
          </table:table-cell>
          <table:table-cell office:value-type="float" office:value="53" calcext:value-type="float">
            <text:p>5.30E+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132382" calcext:value-type="float">
            <text:p>0.0132382</text:p>
          </table:table-cell>
          <table:table-cell office:value-type="float" office:value="66.6" calcext:value-type="float">
            <text:p>66.6</text:p>
          </table:table-cell>
          <table:table-cell office:value-type="float" office:value="0.00144135" calcext:value-type="float">
            <text:p>0.0014413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ce3" office:value-type="float" office:value="0" calcext:value-type="float">
            <text:p>0.00E+000</text:p>
          </table:table-cell>
          <table:table-cell office:value-type="float" office:value="53.5" calcext:value-type="float">
            <text:p>5.35E+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239488" calcext:value-type="float">
            <text:p>0.0239488</text:p>
          </table:table-cell>
          <table:table-cell office:value-type="float" office:value="67" calcext:value-type="float">
            <text:p>67</text:p>
          </table:table-cell>
          <table:table-cell office:value-type="float" office:value="0.00234575" calcext:value-type="float">
            <text:p>0.0023457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19" calcext:value-type="float">
            <text:p>1019</text:p>
          </table:table-cell>
          <table:table-cell table:style-name="ce3" office:value-type="float" office:value="0" calcext:value-type="float">
            <text:p>0.00E+000</text:p>
          </table:table-cell>
          <table:table-cell office:value-type="float" office:value="54" calcext:value-type="float">
            <text:p>5.40E+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532283" calcext:value-type="float">
            <text:p>0.0532283</text:p>
          </table:table-cell>
          <table:table-cell office:value-type="float" office:value="67.4" calcext:value-type="float">
            <text:p>67.4</text:p>
          </table:table-cell>
          <table:table-cell office:value-type="float" office:value="0.0127376" calcext:value-type="float">
            <text:p>0.012737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ce3" office:value-type="float" office:value="0" calcext:value-type="float">
            <text:p>0.00E+000</text:p>
          </table:table-cell>
          <table:table-cell office:value-type="float" office:value="54.5" calcext:value-type="float">
            <text:p>5.45E+0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094842" calcext:value-type="float">
            <text:p>0.094842</text:p>
          </table:table-cell>
          <table:table-cell office:value-type="float" office:value="67.8" calcext:value-type="float">
            <text:p>67.8</text:p>
          </table:table-cell>
          <table:table-cell office:value-type="float" office:value="0.0033029" calcext:value-type="float">
            <text:p>0.003302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ce3" office:value-type="float" office:value="0" calcext:value-type="float">
            <text:p>0.00E+000</text:p>
          </table:table-cell>
          <table:table-cell office:value-type="float" office:value="55" calcext:value-type="float">
            <text:p>5.50E+0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1022" calcext:value-type="float">
            <text:p>1022</text:p>
          </table:table-cell>
          <table:table-cell table:style-name="ce3" office:value-type="float" office:value="0.043402" calcext:value-type="float">
            <text:p>4.34E-002</text:p>
          </table:table-cell>
          <table:table-cell office:value-type="float" office:value="55.5" calcext:value-type="float">
            <text:p>5.55E+001</text:p>
          </table:table-cell>
          <table:table-cell office:value-type="float" office:value="0.000986773" calcext:value-type="float">
            <text:p>0.000986773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3" office:value-type="float" office:value="0.00639042" calcext:value-type="float">
            <text:p>6.39E-003</text:p>
          </table:table-cell>
          <table:table-cell/>
          <table:table-cell table:style-name="ce3" office:value-type="float" office:value="0.00100176" calcext:value-type="float">
            <text:p>1.00E-003</text:p>
          </table:table-cell>
          <table:table-cell table:style-name="Default"/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/>
          <table:table-cell table:style-name="ce3" office:value-type="float" office:value="0.00859203" calcext:value-type="float">
            <text:p>8.59E-003</text:p>
          </table:table-cell>
          <table:table-cell/>
          <table:table-cell table:style-name="ce3" office:value-type="float" office:value="0.00105234" calcext:value-type="float">
            <text:p>1.05E-003</text:p>
          </table:table-cell>
          <table:table-cell table:style-name="Default"/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VUV3,-20°C</text:p>
          </table:table-cell>
          <table:covered-table-cell table:style-name="ce2"/>
          <table:covered-table-cell table:number-columns-repeated="2"/>
          <table:covered-table-cell table:style-name="Default"/>
          <table:table-cell/>
          <table:table-cell table:style-name="ce2" office:value-type="string" calcext:value-type="string" table:number-columns-spanned="5" table:number-rows-spanned="1">
            <text:p>VUV3,-40°C</text:p>
          </table:table-cell>
          <table:covered-table-cell table:style-name="ce2"/>
          <table:covered-table-cell table:style-name="Default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table:style-name="Default"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3" office:value-type="float" office:value="0.00357749" calcext:value-type="float">
            <text:p>3.58E-003</text:p>
          </table:table-cell>
          <table:table-cell table:style-name="ce3" office:value-type="float" office:value="49.1" calcext:value-type="float">
            <text:p>4.91E+001</text:p>
          </table:table-cell>
          <table:table-cell office:value-type="float" office:value="0.000439575" calcext:value-type="float">
            <text:p>0.000439575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38" calcext:value-type="float">
            <text:p>1038</text:p>
          </table:table-cell>
          <table:table-cell table:style-name="ce3" office:value-type="float" office:value="0.00305193" calcext:value-type="float">
            <text:p>3.05E-003</text:p>
          </table:table-cell>
          <table:table-cell office:value-type="float" office:value="48" calcext:value-type="float">
            <text:p>4.80E+001</text:p>
          </table:table-cell>
          <table:table-cell office:value-type="float" office:value="0.000414474" calcext:value-type="float">
            <text:p>0.000414474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" office:value-type="float" office:value="0.00717047" calcext:value-type="float">
            <text:p>7.17E-003</text:p>
          </table:table-cell>
          <table:table-cell table:style-name="ce3" office:value-type="float" office:value="49.6" calcext:value-type="float">
            <text:p>4.96E+001</text:p>
          </table:table-cell>
          <table:table-cell office:value-type="float" office:value="0.000464888" calcext:value-type="float">
            <text:p>0.00046488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39" calcext:value-type="float">
            <text:p>1039</text:p>
          </table:table-cell>
          <table:table-cell table:style-name="ce3" office:value-type="float" office:value="0.00658663" calcext:value-type="float">
            <text:p>6.59E-003</text:p>
          </table:table-cell>
          <table:table-cell office:value-type="float" office:value="48.5" calcext:value-type="float">
            <text:p>4.85E+001</text:p>
          </table:table-cell>
          <table:table-cell office:value-type="float" office:value="0.00042333" calcext:value-type="float">
            <text:p>0.00042333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3" office:value-type="float" office:value="0.0108129" calcext:value-type="float">
            <text:p>1.08E-002</text:p>
          </table:table-cell>
          <table:table-cell table:style-name="ce3" office:value-type="float" office:value="50.1" calcext:value-type="float">
            <text:p>5.01E+001</text:p>
          </table:table-cell>
          <table:table-cell office:value-type="float" office:value="0.000461746" calcext:value-type="float">
            <text:p>0.000461746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0" calcext:value-type="float">
            <text:p>1040</text:p>
          </table:table-cell>
          <table:table-cell table:style-name="ce3" office:value-type="float" office:value="0.010681" calcext:value-type="float">
            <text:p>1.07E-002</text:p>
          </table:table-cell>
          <table:table-cell office:value-type="float" office:value="49" calcext:value-type="float">
            <text:p>4.90E+001</text:p>
          </table:table-cell>
          <table:table-cell office:value-type="float" office:value="0.00040087" calcext:value-type="float">
            <text:p>0.00040087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3" office:value-type="float" office:value="0.014192" calcext:value-type="float">
            <text:p>1.42E-002</text:p>
          </table:table-cell>
          <table:table-cell table:style-name="ce3" office:value-type="float" office:value="50.6" calcext:value-type="float">
            <text:p>5.06E+001</text:p>
          </table:table-cell>
          <table:table-cell office:value-type="float" office:value="0.000499408" calcext:value-type="float">
            <text:p>0.00049940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1" calcext:value-type="float">
            <text:p>1041</text:p>
          </table:table-cell>
          <table:table-cell table:style-name="ce3" office:value-type="float" office:value="0.0137053" calcext:value-type="float">
            <text:p>1.37E-002</text:p>
          </table:table-cell>
          <table:table-cell office:value-type="float" office:value="49.5" calcext:value-type="float">
            <text:p>4.95E+001</text:p>
          </table:table-cell>
          <table:table-cell office:value-type="float" office:value="0.00041366" calcext:value-type="float">
            <text:p>0.00041366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3" office:value-type="float" office:value="0.0178401" calcext:value-type="float">
            <text:p>1.78E-002</text:p>
          </table:table-cell>
          <table:table-cell table:style-name="ce3" office:value-type="float" office:value="51.1" calcext:value-type="float">
            <text:p>5.11E+001</text:p>
          </table:table-cell>
          <table:table-cell office:value-type="float" office:value="0.000559671" calcext:value-type="float">
            <text:p>0.000559671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2" calcext:value-type="float">
            <text:p>1042</text:p>
          </table:table-cell>
          <table:table-cell table:style-name="ce3" office:value-type="float" office:value="0.0174426" calcext:value-type="float">
            <text:p>1.74E-002</text:p>
          </table:table-cell>
          <table:table-cell office:value-type="float" office:value="50" calcext:value-type="float">
            <text:p>5.00E+001</text:p>
          </table:table-cell>
          <table:table-cell office:value-type="float" office:value="0.000463923" calcext:value-type="float">
            <text:p>0.000463923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3" office:value-type="float" office:value="0.0217672" calcext:value-type="float">
            <text:p>2.18E-002</text:p>
          </table:table-cell>
          <table:table-cell table:style-name="ce3" office:value-type="float" office:value="51.6" calcext:value-type="float">
            <text:p>5.16E+001</text:p>
          </table:table-cell>
          <table:table-cell office:value-type="float" office:value="0.000525284" calcext:value-type="float">
            <text:p>0.000525284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0.0212979" calcext:value-type="float">
            <text:p>0.0212979</text:p>
          </table:table-cell>
          <table:table-cell office:value-type="float" office:value="50.5" calcext:value-type="float">
            <text:p>5.05E+001</text:p>
          </table:table-cell>
          <table:table-cell office:value-type="float" office:value="0.000531922" calcext:value-type="float">
            <text:p>0.000531922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3" office:value-type="float" office:value="0.0256709" calcext:value-type="float">
            <text:p>2.57E-002</text:p>
          </table:table-cell>
          <table:table-cell table:style-name="ce3" office:value-type="float" office:value="52.1" calcext:value-type="float">
            <text:p>5.21E+001</text:p>
          </table:table-cell>
          <table:table-cell office:value-type="float" office:value="0.000595647" calcext:value-type="float">
            <text:p>0.000595647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0.0252692" calcext:value-type="float">
            <text:p>0.0252692</text:p>
          </table:table-cell>
          <table:table-cell office:value-type="float" office:value="51" calcext:value-type="float">
            <text:p>5.10E+001</text:p>
          </table:table-cell>
          <table:table-cell office:value-type="float" office:value="0.000489309" calcext:value-type="float">
            <text:p>0.000489309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3" office:value-type="float" office:value="0.0290747" calcext:value-type="float">
            <text:p>2.91E-002</text:p>
          </table:table-cell>
          <table:table-cell table:style-name="ce3" office:value-type="float" office:value="52.6" calcext:value-type="float">
            <text:p>5.26E+001</text:p>
          </table:table-cell>
          <table:table-cell office:value-type="float" office:value="0.000617504" calcext:value-type="float">
            <text:p>0.000617504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0.0287685" calcext:value-type="float">
            <text:p>0.0287685</text:p>
          </table:table-cell>
          <table:table-cell office:value-type="float" office:value="51.5" calcext:value-type="float">
            <text:p>5.15E+001</text:p>
          </table:table-cell>
          <table:table-cell office:value-type="float" office:value="0.00062921" calcext:value-type="float">
            <text:p>0.00062921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3" office:value-type="float" office:value="0.0328865" calcext:value-type="float">
            <text:p>3.29E-002</text:p>
          </table:table-cell>
          <table:table-cell table:style-name="ce3" office:value-type="float" office:value="53.1" calcext:value-type="float">
            <text:p>5.31E+001</text:p>
          </table:table-cell>
          <table:table-cell office:value-type="float" office:value="0.000726348" calcext:value-type="float">
            <text:p>0.00072634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0.0325149" calcext:value-type="float">
            <text:p>0.0325149</text:p>
          </table:table-cell>
          <table:table-cell office:value-type="float" office:value="52" calcext:value-type="float">
            <text:p>5.20E+001</text:p>
          </table:table-cell>
          <table:table-cell office:value-type="float" office:value="0.000612317" calcext:value-type="float">
            <text:p>0.000612317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366162" calcext:value-type="float">
            <text:p>0.0366162</text:p>
          </table:table-cell>
          <table:table-cell table:style-name="ce3" office:value-type="float" office:value="53.6" calcext:value-type="float">
            <text:p>5.36E+001</text:p>
          </table:table-cell>
          <table:table-cell office:value-type="float" office:value="0.00074273" calcext:value-type="float">
            <text:p>0.00074273</text:p>
          </table:table-cell>
          <table:table-cell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410236" calcext:value-type="float">
            <text:p>0.0410236</text:p>
          </table:table-cell>
          <table:table-cell table:style-name="ce3" office:value-type="float" office:value="54.1" calcext:value-type="float">
            <text:p>5.41E+001</text:p>
          </table:table-cell>
          <table:table-cell office:value-type="float" office:value="0.000943932" calcext:value-type="float">
            <text:p>0.000943932</text:p>
          </table:table-cell>
          <table:table-cell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VUV3,-60°C</text:p>
          </table:table-cell>
          <table:covered-table-cell table:style-name="ce2"/>
          <table:covered-table-cell table:number-columns-repeated="2"/>
          <table:covered-table-cell table:style-name="Default"/>
          <table:table-cell/>
          <table:table-cell table:style-name="ce2" office:value-type="string" calcext:value-type="string" table:number-columns-spanned="5" table:number-rows-spanned="1">
            <text:p>VUV3,-80°C</text:p>
          </table:table-cell>
          <table:covered-table-cell table:style-name="ce2"/>
          <table:covered-table-cell table:style-name="Default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table:style-name="Default"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0342231" calcext:value-type="float">
            <text:p>0.00342231</text:p>
          </table:table-cell>
          <table:table-cell office:value-type="float" office:value="47.1" calcext:value-type="float">
            <text:p>47.1</text:p>
          </table:table-cell>
          <table:table-cell office:value-type="float" office:value="0.000382724" calcext:value-type="float">
            <text:p>0.000382724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0.00429355" calcext:value-type="float">
            <text:p>0.00429355</text:p>
          </table:table-cell>
          <table:table-cell office:value-type="float" office:value="46.3" calcext:value-type="float">
            <text:p>4.63E+001</text:p>
          </table:table-cell>
          <table:table-cell office:value-type="float" office:value="0.000370592" calcext:value-type="float">
            <text:p>0.000370592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0725733" calcext:value-type="float">
            <text:p>0.00725733</text:p>
          </table:table-cell>
          <table:table-cell office:value-type="float" office:value="47.6" calcext:value-type="float">
            <text:p>47.6</text:p>
          </table:table-cell>
          <table:table-cell office:value-type="float" office:value="0.00044898" calcext:value-type="float">
            <text:p>0.0004489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0.00807351" calcext:value-type="float">
            <text:p>0.00807351</text:p>
          </table:table-cell>
          <table:table-cell office:value-type="float" office:value="46.8" calcext:value-type="float">
            <text:p>4.68E+001</text:p>
          </table:table-cell>
          <table:table-cell office:value-type="float" office:value="0.000408024" calcext:value-type="float">
            <text:p>0.000408024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109548" calcext:value-type="float">
            <text:p>0.0109548</text:p>
          </table:table-cell>
          <table:table-cell office:value-type="float" office:value="48.1" calcext:value-type="float">
            <text:p>48.1</text:p>
          </table:table-cell>
          <table:table-cell office:value-type="float" office:value="0.000496307" calcext:value-type="float">
            <text:p>0.000496307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0.0117648" calcext:value-type="float">
            <text:p>0.0117648</text:p>
          </table:table-cell>
          <table:table-cell office:value-type="float" office:value="47.3" calcext:value-type="float">
            <text:p>4.73E+001</text:p>
          </table:table-cell>
          <table:table-cell office:value-type="float" office:value="0.00041137" calcext:value-type="float">
            <text:p>0.00041137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43022" calcext:value-type="float">
            <text:p>0.0143022</text:p>
          </table:table-cell>
          <table:table-cell office:value-type="float" office:value="48.6" calcext:value-type="float">
            <text:p>48.6</text:p>
          </table:table-cell>
          <table:table-cell office:value-type="float" office:value="0.000450548" calcext:value-type="float">
            <text:p>0.00045054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0.0152193" calcext:value-type="float">
            <text:p>0.0152193</text:p>
          </table:table-cell>
          <table:table-cell office:value-type="float" office:value="47.8" calcext:value-type="float">
            <text:p>4.78E+001</text:p>
          </table:table-cell>
          <table:table-cell office:value-type="float" office:value="0.000458129" calcext:value-type="float">
            <text:p>0.000458129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181772" calcext:value-type="float">
            <text:p>0.0181772</text:p>
          </table:table-cell>
          <table:table-cell office:value-type="float" office:value="49.1" calcext:value-type="float">
            <text:p>49.1</text:p>
          </table:table-cell>
          <table:table-cell office:value-type="float" office:value="0.000476221" calcext:value-type="float">
            <text:p>0.000476221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0.0189339" calcext:value-type="float">
            <text:p>0.0189339</text:p>
          </table:table-cell>
          <table:table-cell office:value-type="float" office:value="48.3" calcext:value-type="float">
            <text:p>4.83E+001</text:p>
          </table:table-cell>
          <table:table-cell office:value-type="float" office:value="0.000463285" calcext:value-type="float">
            <text:p>0.000463285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220245" calcext:value-type="float">
            <text:p>0.0220245</text:p>
          </table:table-cell>
          <table:table-cell office:value-type="float" office:value="49.6" calcext:value-type="float">
            <text:p>49.6</text:p>
          </table:table-cell>
          <table:table-cell office:value-type="float" office:value="0.000502529" calcext:value-type="float">
            <text:p>0.000502529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0.0228491" calcext:value-type="float">
            <text:p>0.0228491</text:p>
          </table:table-cell>
          <table:table-cell office:value-type="float" office:value="48.8" calcext:value-type="float">
            <text:p>4.88E+001</text:p>
          </table:table-cell>
          <table:table-cell office:value-type="float" office:value="0.00043317" calcext:value-type="float">
            <text:p>0.00043317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260803" calcext:value-type="float">
            <text:p>0.0260803</text:p>
          </table:table-cell>
          <table:table-cell office:value-type="float" office:value="50.1" calcext:value-type="float">
            <text:p>50.1</text:p>
          </table:table-cell>
          <table:table-cell office:value-type="float" office:value="0.000643992" calcext:value-type="float">
            <text:p>0.000643992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0.0268824" calcext:value-type="float">
            <text:p>0.0268824</text:p>
          </table:table-cell>
          <table:table-cell office:value-type="float" office:value="49.3" calcext:value-type="float">
            <text:p>4.93E+001</text:p>
          </table:table-cell>
          <table:table-cell office:value-type="float" office:value="0.000582104" calcext:value-type="float">
            <text:p>0.000582104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294567" calcext:value-type="float">
            <text:p>0.0294567</text:p>
          </table:table-cell>
          <table:table-cell office:value-type="float" office:value="50.6" calcext:value-type="float">
            <text:p>50.6</text:p>
          </table:table-cell>
          <table:table-cell office:value-type="float" office:value="0.000612087" calcext:value-type="float">
            <text:p>0.000612087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0.0302067" calcext:value-type="float">
            <text:p>0.0302067</text:p>
          </table:table-cell>
          <table:table-cell office:value-type="float" office:value="49.8" calcext:value-type="float">
            <text:p>4.98E+001</text:p>
          </table:table-cell>
          <table:table-cell office:value-type="float" office:value="0.000612844" calcext:value-type="float">
            <text:p>0.000612844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330158" calcext:value-type="float">
            <text:p>0.0330158</text:p>
          </table:table-cell>
          <table:table-cell office:value-type="float" office:value="51.1" calcext:value-type="float">
            <text:p>51.1</text:p>
          </table:table-cell>
          <table:table-cell office:value-type="float" office:value="0.00061543" calcext:value-type="float">
            <text:p>0.00061543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0.033994" calcext:value-type="float">
            <text:p>0.033994</text:p>
          </table:table-cell>
          <table:table-cell office:value-type="float" office:value="50.3" calcext:value-type="float">
            <text:p>5.03E+001</text:p>
          </table:table-cell>
          <table:table-cell office:value-type="float" office:value="0.000673975" calcext:value-type="float">
            <text:p>0.000673975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5" calcext:value-type="float">
            <text:p>1065</text:p>
          </table:table-cell>
          <table:table-cell office:value-type="float" office:value="0.0380421" calcext:value-type="float">
            <text:p>0.0380421</text:p>
          </table:table-cell>
          <table:table-cell office:value-type="float" office:value="50.8" calcext:value-type="float">
            <text:p>5.08E+001</text:p>
          </table:table-cell>
          <table:table-cell office:value-type="float" office:value="0.00061947" calcext:value-type="float">
            <text:p>0.00061947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6" calcext:value-type="float">
            <text:p>1066</text:p>
          </table:table-cell>
          <table:table-cell office:value-type="float" office:value="0.0425528" calcext:value-type="float">
            <text:p>0.0425528</text:p>
          </table:table-cell>
          <table:table-cell office:value-type="float" office:value="51.3" calcext:value-type="float">
            <text:p>5.13E+001</text:p>
          </table:table-cell>
          <table:table-cell office:value-type="float" office:value="0.000948458" calcext:value-type="float">
            <text:p>0.000948458</text:p>
          </table:table-cell>
          <table:table-cell office:value-type="float" office:value="0" calcext:value-type="float">
            <text:p>0.00E+00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5" table:number-rows-spanned="1">
            <text:p>VUV3,-90°C</text:p>
          </table:table-cell>
          <table:covered-table-cell table:style-name="ce2"/>
          <table:covered-table-cell table:number-columns-repeated="2"/>
          <table:covered-table-cell table:style-name="Default"/>
          <table:table-cell/>
          <table:table-cell table:style-name="ce2" office:value-type="string" calcext:value-type="string" table:number-columns-spanned="5" table:number-rows-spanned="1">
            <text:p>VUV3,-100°C</text:p>
          </table:table-cell>
          <table:covered-table-cell table:style-name="ce2"/>
          <table:covered-table-cell table:style-name="Default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table:style-name="Default"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0376006" calcext:value-type="float">
            <text:p>0.00376006</text:p>
          </table:table-cell>
          <table:table-cell office:value-type="float" office:value="45.8" calcext:value-type="float">
            <text:p>45.8</text:p>
          </table:table-cell>
          <table:table-cell office:value-type="float" office:value="0.000363685" calcext:value-type="float">
            <text:p>0.000363685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0.0342946" calcext:value-type="float">
            <text:p>0.0342946</text:p>
          </table:table-cell>
          <table:table-cell table:style-name="Default" office:value-type="float" office:value="46.5" calcext:value-type="float">
            <text:p>46.5</text:p>
          </table:table-cell>
          <table:table-cell office:value-type="float" office:value="0.000609627" calcext:value-type="float">
            <text:p>0.000609627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0777113" calcext:value-type="float">
            <text:p>0.00777113</text:p>
          </table:table-cell>
          <table:table-cell office:value-type="float" office:value="46.3" calcext:value-type="float">
            <text:p>46.3</text:p>
          </table:table-cell>
          <table:table-cell office:value-type="float" office:value="0.000506861" calcext:value-type="float">
            <text:p>0.000506861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0.0384951" calcext:value-type="float">
            <text:p>0.0384951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0.000665115" calcext:value-type="float">
            <text:p>0.000665115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112966" calcext:value-type="float">
            <text:p>0.0112966</text:p>
          </table:table-cell>
          <table:table-cell office:value-type="float" office:value="46.8" calcext:value-type="float">
            <text:p>46.8</text:p>
          </table:table-cell>
          <table:table-cell office:value-type="float" office:value="0.000438431" calcext:value-type="float">
            <text:p>0.000438431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0.0423475" calcext:value-type="float">
            <text:p>0.0423475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float" office:value="0.000660117" calcext:value-type="float">
            <text:p>0.000660117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194304" calcext:value-type="float">
            <text:p>0.0194304</text:p>
          </table:table-cell>
          <table:table-cell office:value-type="float" office:value="47.3" calcext:value-type="float">
            <text:p>47.3</text:p>
          </table:table-cell>
          <table:table-cell office:value-type="float" office:value="0.00559168" calcext:value-type="float">
            <text:p>0.0055916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0.0470293" calcext:value-type="float">
            <text:p>0.0470293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0.000855977" calcext:value-type="float">
            <text:p>0.000855977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184293" calcext:value-type="float">
            <text:p>0.0184293</text:p>
          </table:table-cell>
          <table:table-cell office:value-type="float" office:value="47.8" calcext:value-type="float">
            <text:p>47.8</text:p>
          </table:table-cell>
          <table:table-cell office:value-type="float" office:value="0.000524712" calcext:value-type="float">
            <text:p>0.000524712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0.050476" calcext:value-type="float">
            <text:p>0.050476</text:p>
          </table:table-cell>
          <table:table-cell table:style-name="Default" office:value-type="float" office:value="48.5" calcext:value-type="float">
            <text:p>48.5</text:p>
          </table:table-cell>
          <table:table-cell office:value-type="float" office:value="0.000633404" calcext:value-type="float">
            <text:p>0.000633404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222116" calcext:value-type="float">
            <text:p>0.0222116</text:p>
          </table:table-cell>
          <table:table-cell office:value-type="float" office:value="48.3" calcext:value-type="float">
            <text:p>48.3</text:p>
          </table:table-cell>
          <table:table-cell office:value-type="float" office:value="0.000542918" calcext:value-type="float">
            <text:p>0.000542918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0.0549228" calcext:value-type="float">
            <text:p>0.0549228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0.00144022" calcext:value-type="float">
            <text:p>0.00144022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261315" calcext:value-type="float">
            <text:p>0.0261315</text:p>
          </table:table-cell>
          <table:table-cell office:value-type="float" office:value="48.8" calcext:value-type="float">
            <text:p>48.8</text:p>
          </table:table-cell>
          <table:table-cell office:value-type="float" office:value="0.000708359" calcext:value-type="float">
            <text:p>0.000708359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0.0588959" calcext:value-type="float">
            <text:p>0.0588959</text:p>
          </table:table-cell>
          <table:table-cell table:style-name="Default" office:value-type="float" office:value="49.5" calcext:value-type="float">
            <text:p>49.5</text:p>
          </table:table-cell>
          <table:table-cell office:value-type="float" office:value="0.000897659" calcext:value-type="float">
            <text:p>0.000897659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297298" calcext:value-type="float">
            <text:p>0.0297298</text:p>
          </table:table-cell>
          <table:table-cell office:value-type="float" office:value="49.3" calcext:value-type="float">
            <text:p>49.3</text:p>
          </table:table-cell>
          <table:table-cell office:value-type="float" office:value="0.00062429" calcext:value-type="float">
            <text:p>0.00062429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0.0621504" calcext:value-type="float">
            <text:p>0.0621504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00109005" calcext:value-type="float">
            <text:p>0.00109005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335635" calcext:value-type="float">
            <text:p>0.0335635</text:p>
          </table:table-cell>
          <table:table-cell office:value-type="float" office:value="49.8" calcext:value-type="float">
            <text:p>49.8</text:p>
          </table:table-cell>
          <table:table-cell office:value-type="float" office:value="0.000580227" calcext:value-type="float">
            <text:p>0.000580227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0.0668427" calcext:value-type="float">
            <text:p>0.0668427</text:p>
          </table:table-cell>
          <table:table-cell table:style-name="Default" office:value-type="float" office:value="50.5" calcext:value-type="float">
            <text:p>50.5</text:p>
          </table:table-cell>
          <table:table-cell office:value-type="float" office:value="0.000948131" calcext:value-type="float">
            <text:p>0.00094813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374557" calcext:value-type="float">
            <text:p>0.0374557</text:p>
          </table:table-cell>
          <table:table-cell office:value-type="float" office:value="50.3" calcext:value-type="float">
            <text:p>50.3</text:p>
          </table:table-cell>
          <table:table-cell office:value-type="float" office:value="0.000704026" calcext:value-type="float">
            <text:p>0.000704026</text:p>
          </table:table-cell>
          <table:table-cell office:value-type="float" office:value="0" calcext:value-type="float">
            <text:p>0.00E+000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ce3" office:value-type="float" office:value="0.0710693" calcext:value-type="float">
            <text:p>7.11E-002</text:p>
          </table:table-cell>
          <table:table-cell table:style-name="Default" office:value-type="float" office:value="51" calcext:value-type="float">
            <text:p>51</text:p>
          </table:table-cell>
          <table:table-cell table:style-name="ce3" office:value-type="float" office:value="0.00190118" calcext:value-type="float">
            <text:p>1.90E-003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1089" calcext:value-type="float">
            <text:p>1089</text:p>
          </table:table-cell>
          <table:table-cell office:value-type="float" office:value="0.0748863" calcext:value-type="float">
            <text:p>0.0748863</text:p>
          </table:table-cell>
          <table:table-cell table:style-name="Default" office:value-type="float" office:value="51.5" calcext:value-type="float">
            <text:p>51.5</text:p>
          </table:table-cell>
          <table:table-cell office:value-type="float" office:value="0.00176057" calcext:value-type="float">
            <text:p>0.00176057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VUV3,-110°C</text:p>
          </table:table-cell>
          <table:covered-table-cell table:style-name="ce2"/>
          <table:covered-table-cell table:number-columns-repeated="2"/>
          <table:covered-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error voltage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3" office:value-type="float" office:value="0.0293984" calcext:value-type="float">
            <text:p>2.94E-002</text:p>
          </table:table-cell>
          <table:table-cell office:value-type="float" office:value="48.5" calcext:value-type="float">
            <text:p>48.5</text:p>
          </table:table-cell>
          <table:table-cell office:value-type="float" office:value="0.000595388" calcext:value-type="float">
            <text:p>0.000595388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335134" calcext:value-type="float">
            <text:p>0.0335134</text:p>
          </table:table-cell>
          <table:table-cell office:value-type="float" office:value="49" calcext:value-type="float">
            <text:p>49</text:p>
          </table:table-cell>
          <table:table-cell office:value-type="float" office:value="0.000635067" calcext:value-type="float">
            <text:p>0.000635067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373563" calcext:value-type="float">
            <text:p>0.0373563</text:p>
          </table:table-cell>
          <table:table-cell office:value-type="float" office:value="49.5" calcext:value-type="float">
            <text:p>49.5</text:p>
          </table:table-cell>
          <table:table-cell office:value-type="float" office:value="0.000715777" calcext:value-type="float">
            <text:p>0.000715777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412225" calcext:value-type="float">
            <text:p>0.0412225</text:p>
          </table:table-cell>
          <table:table-cell office:value-type="float" office:value="50" calcext:value-type="float">
            <text:p>50</text:p>
          </table:table-cell>
          <table:table-cell office:value-type="float" office:value="0.000629866" calcext:value-type="float">
            <text:p>0.000629866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452757" calcext:value-type="float">
            <text:p>0.0452757</text:p>
          </table:table-cell>
          <table:table-cell office:value-type="float" office:value="50.5" calcext:value-type="float">
            <text:p>50.5</text:p>
          </table:table-cell>
          <table:table-cell office:value-type="float" office:value="0.000792846" calcext:value-type="float">
            <text:p>0.000792846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501518" calcext:value-type="float">
            <text:p>0.0501518</text:p>
          </table:table-cell>
          <table:table-cell office:value-type="float" office:value="51" calcext:value-type="float">
            <text:p>51</text:p>
          </table:table-cell>
          <table:table-cell office:value-type="float" office:value="0.00141447" calcext:value-type="float">
            <text:p>0.00141447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537853" calcext:value-type="float">
            <text:p>0.0537853</text:p>
          </table:table-cell>
          <table:table-cell office:value-type="float" office:value="51.5" calcext:value-type="float">
            <text:p>51.5</text:p>
          </table:table-cell>
          <table:table-cell office:value-type="float" office:value="0.00114197" calcext:value-type="float">
            <text:p>0.00114197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3" office:value-type="float" office:value="0.0574518" calcext:value-type="float">
            <text:p>5.75E-002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.00122511" calcext:value-type="float">
            <text:p>1.23E-003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61298" calcext:value-type="float">
            <text:p>0.061298</text:p>
          </table:table-cell>
          <table:table-cell office:value-type="float" office:value="52.5" calcext:value-type="float">
            <text:p>52.5</text:p>
          </table:table-cell>
          <table:table-cell office:value-type="float" office:value="0.00132668" calcext:value-type="float">
            <text:p>0.00132668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65269" calcext:value-type="float">
            <text:p>0.065269</text:p>
          </table:table-cell>
          <table:table-cell office:value-type="float" office:value="53" calcext:value-type="float">
            <text:p>53</text:p>
          </table:table-cell>
          <table:table-cell office:value-type="float" office:value="0.00103391" calcext:value-type="float">
            <text:p>0.00103391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702038" calcext:value-type="float">
            <text:p>0.0702038</text:p>
          </table:table-cell>
          <table:table-cell office:value-type="float" office:value="53.5" calcext:value-type="float">
            <text:p>53.5</text:p>
          </table:table-cell>
          <table:table-cell office:value-type="float" office:value="0.00299424" calcext:value-type="float">
            <text:p>0.00299424</text:p>
          </table:table-cell>
          <table:table-cell office:value-type="float" office:value="0" calcext:value-type="float">
            <text:p>0.00E+000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09:00:42.605604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08:34:42.306529657</meta:creation-date>
    <dc:date>2015-07-23T16:25:32.414258277</dc:date>
    <meta:editing-duration>PT12H29M54S</meta:editing-duration>
    <meta:editing-cycles>63</meta:editing-cycles>
    <meta:generator>LibreOffice/4.2.8.2$Linux_X86_64 LibreOffice_project/420m0$Build-2</meta:generator>
    <meta:document-statistic meta:table-count="3" meta:cell-count="12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454cm" style:legend-expansion="high" chart:style-name="ch2"/>
        <chart:plot-area chart:style-name="ch3" table:cell-range-address="Sheet1.A1:Sheet1.A16 Sheet1.C1:Sheet1.D16" svg:x="0.32cm" svg:y="0.18cm" svg:width="11.264cm" svg:height="8.64cm">
          <chartooo:coordinate-region svg:x="1.418cm" svg:y="0.379cm" svg:width="9.9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6" chart:class="chart:scatter">
            <chart:domain table:cell-range-address="Sheet1.A1:Sheet1.A16"/>
            <chart:regression-curve chart:style-name="ch7">
              <chart:equation chart:display-equation="true" chart:display-r-square="false" svg:x="1.528cm" svg:y="0.572cm"/>
            </chart:regression-curve>
            <chart:data-point chart:repeated="16"/>
          </chart:series>
          <chart:series chart:style-name="ch8" chart:values-cell-range-address="Sheet1.D1:Sheet1.D16" chart:class="chart:scatter">
            <chart:domain table:cell-range-address="Sheet1.J1:Sheet1.J17"/>
            <chart:regression-curve chart:style-name="ch9">
              <chart:equation chart:display-equation="true" chart:display-r-square="false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6</svg:desc>
                </draw:g>
              </table:table-cell>
              <table:table-cell office:value-type="float" office:value="0.00296159">
                <text:p>0.00296159</text:p>
                <draw:g>
                  <svg:desc>Sheet1.C1:Sheet1.C16</svg:desc>
                </draw:g>
              </table:table-cell>
              <table:table-cell office:value-type="float" office:value="0.065">
                <text:p>0.065</text:p>
                <draw:g>
                  <svg:desc>Sheet1.J1:Sheet1.J17</svg:desc>
                </draw:g>
              </table:table-cell>
              <table:table-cell office:value-type="float" office:value="0.00315307">
                <text:p>0.00315307</text:p>
                <draw:g>
                  <svg:desc>Sheet1.D1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444183">
                <text:p>0.00444183</text:p>
              </table:table-cell>
              <table:table-cell office:value-type="float" office:value="0.165">
                <text:p>0.165</text:p>
              </table:table-cell>
              <table:table-cell office:value-type="float" office:value="0.00658523">
                <text:p>0.00658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720605">
                <text:p>0.00720605</text:p>
              </table:table-cell>
              <table:table-cell office:value-type="float" office:value="0.265">
                <text:p>0.265</text:p>
              </table:table-cell>
              <table:table-cell office:value-type="float" office:value="0.0106987">
                <text:p>0.0106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24641">
                <text:p>0.0124641</text:p>
              </table:table-cell>
              <table:table-cell office:value-type="float" office:value="0.365">
                <text:p>0.365</text:p>
              </table:table-cell>
              <table:table-cell office:value-type="float" office:value="0.0129793">
                <text:p>0.0129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36333">
                <text:p>0.0136333</text:p>
              </table:table-cell>
              <table:table-cell office:value-type="float" office:value="0.465">
                <text:p>0.465</text:p>
              </table:table-cell>
              <table:table-cell office:value-type="float" office:value="0.0156842">
                <text:p>0.0156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61643">
                <text:p>0.0161643</text:p>
              </table:table-cell>
              <table:table-cell office:value-type="float" office:value="0.565">
                <text:p>0.565</text:p>
              </table:table-cell>
              <table:table-cell office:value-type="float" office:value="0.0177546">
                <text:p>0.0177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79892">
                <text:p>0.0179892</text:p>
              </table:table-cell>
              <table:table-cell office:value-type="float" office:value="0.665">
                <text:p>0.665</text:p>
              </table:table-cell>
              <table:table-cell office:value-type="float" office:value="0.0204099">
                <text:p>0.0204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200164">
                <text:p>0.0200164</text:p>
              </table:table-cell>
              <table:table-cell office:value-type="float" office:value="0.765">
                <text:p>0.765</text:p>
              </table:table-cell>
              <table:table-cell office:value-type="float" office:value="0.0212578">
                <text:p>0.021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209318">
                <text:p>0.0209318</text:p>
              </table:table-cell>
              <table:table-cell office:value-type="float" office:value="0.865">
                <text:p>0.865</text:p>
              </table:table-cell>
              <table:table-cell office:value-type="float" office:value="0.0238147">
                <text:p>0.0238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221079">
                <text:p>0.0221079</text:p>
              </table:table-cell>
              <table:table-cell office:value-type="float" office:value="0.965">
                <text:p>0.965</text:p>
              </table:table-cell>
              <table:table-cell office:value-type="float" office:value="0.0248688">
                <text:p>0.0248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24412">
                <text:p>0.024412</text:p>
              </table:table-cell>
              <table:table-cell office:value-type="float" office:value="1.065">
                <text:p>1.065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275">
                <text:p>0.0275</text:p>
              </table:table-cell>
              <table:table-cell office:value-type="float" office:value="1.165">
                <text:p>1.165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304">
                <text:p>0.0304</text:p>
              </table:table-cell>
              <table:table-cell office:value-type="float" office:value="1.265">
                <text:p>1.265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324">
                <text:p>0.0324</text:p>
              </table:table-cell>
              <table:table-cell office:value-type="float" office:value="1.365">
                <text:p>1.365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345553">
                <text:p>0.0345553</text:p>
              </table:table-cell>
              <table:table-cell office:value-type="float" office:value="1.465">
                <text:p>1.465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362">
                <text:p>0.0362</text:p>
              </table:table-cell>
              <table:table-cell office:value-type="float" office:value="1.565">
                <text:p>1.565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